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3351" officeooo:paragraph-rsid="00083351"/>
    </style:style>
    <style:style style:name="P2" style:family="paragraph" style:parent-style-name="Standard">
      <style:text-properties style:font-name="Calibri" officeooo:rsid="00083351" officeooo:paragraph-rsid="00083351"/>
    </style:style>
    <style:style style:name="P3" style:family="paragraph" style:parent-style-name="Standard">
      <style:text-properties style:font-name="Calibri" fo:font-weight="bold" officeooo:rsid="000f8552" officeooo:paragraph-rsid="000f8552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333333" style:font-name="Arial" fo:letter-spacing="normal" fo:font-style="normal" fo:font-weight="bold" officeooo:rsid="00140c56" officeooo:paragraph-rsid="00140c56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2pt" fo:letter-spacing="normal" fo:font-style="normal" fo:font-weight="normal" officeooo:rsid="0014e7f4" officeooo:paragraph-rsid="0014e7f4" style:font-size-asian="12pt" style:font-size-complex="12pt" loext:padding="0cm" loext:border="none"/>
    </style:style>
    <style:style style:name="P6" style:family="paragraph" style:parent-style-name="Heading_20_3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333333" style:font-name="Arial" fo:letter-spacing="normal" fo:font-style="normal" fo:font-weight="bold" officeooo:rsid="00140c56" officeooo:paragraph-rsid="00140c56"/>
    </style:style>
    <style:style style:name="P7" style:family="paragraph" style:parent-style-name="Standard">
      <style:text-properties fo:font-size="40pt" fo:font-weight="bold" officeooo:rsid="00143954" officeooo:paragraph-rsid="00143954" style:font-size-asian="40pt" style:font-weight-asian="bold" style:font-size-complex="40pt" style:font-weight-complex="bold"/>
    </style:style>
    <style:style style:name="T1" style:family="text">
      <style:text-properties style:font-name="Calibri"/>
    </style:style>
    <style:style style:name="T2" style:family="text">
      <style:text-properties fo:font-size="10.5pt" style:font-weight-asian="bold" style:font-weight-complex="bold" loext:padding="0cm" loext:border="none"/>
    </style:style>
    <style:style style:name="T3" style:family="text">
      <style:text-properties fo:font-size="10.5pt" officeooo:rsid="001444ba" style:font-weight-asian="bold" style:font-weight-complex="bold" loext:padding="0cm" loext:border="non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 loext:padding="0cm" loext:border="none"/>
    </style:style>
    <style:style style:name="T6" style:family="text">
      <style:text-properties officeooo:rsid="0016838f"/>
    </style:style>
    <style:style style:name="T7" style:family="text">
      <style:text-properties officeooo:rsid="00194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5J10J10</text:span>https://spartacus.iutc3.unicaen.fr/~&lt;login&gt;/&lt;fichier php&gt;</text:p>
      <text:p text:style-name="P2">http://localhost/&lt;fichier php&gt; * pour les postes personnels *</text:p>
      <text:p text:style-name="P1"><text:a xlink:type="simple" xlink:href="http://127.0.0.1/public_html/support_php/prof/e921.htm" text:style-name="Internet_20_link" text:visited-style-name="Visited_20_Internet_20_Link"><text:span text:style-name="T1">http://127.0.0.1/public_html/support_php/prof/e921.htm</text:span></text:a></text:p>
      <text:p text:style-name="P2"/>
      <text:p text:style-name="P2"/>
      <text:p text:style-name="P3">https://spartacus.iutc3.unicaen.fr/~paula.grente/etudiant/p11.php</text:p>
      <text:p text:style-name="P1"><text:a xlink:type="simple" xlink:href="http://localhost/" text:style-name="Internet_20_link" text:visited-style-name="Visited_20_Internet_20_Link"><text:span text:style-name="T1">http://localhost/</text:span></text:a><text:span text:style-name="T1">public_html <text:s/>* pour les postes personnels *</text:span></text:p>
      <text:p text:style-name="P1"><text:a xlink:type="simple" xlink:href="http://127.0.0.1/public_html/support_php/prof/e921.htm" text:style-name="Internet_20_link" text:visited-style-name="Visited_20_Internet_20_Link"><text:span text:style-name="T1">http://127.0.0.1/public_html/support_php/prof/e921.htm</text:span></text:a></text:p>
      <text:p text:style-name="P1"/>
      <text:p text:style-name="P1"/>
      <text:p text:style-name="P1"/>
      <text:h text:style-name="P6" text:outline-level="3"><text:span text:style-name="T4">Filezila</text:span> : <text:span text:style-name="T2">dev-</text:span><text:span text:style-name="T3">21509373</text:span><text:span text:style-name="T2">.users.info.unicaen.fr </text:span></text:h>
      <text:p text:style-name="P4"><text:span text:style-name="T5">Navigateur </text:span><text:span text:style-name="T2">: <text:s/>https://dev-</text:span><text:span text:style-name="T3">21509373</text:span><text:span text:style-name="T2">.users.info.unicaen.fr</text:span></text:p>
      <text:p text:style-name="P5">spartacus.iutc3.unicaen.fr</text:p>
      <text:p text:style-name="P7">3<text:span text:style-name="T7">3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12:28.563000000</meta:creation-date>
    <dc:date>2017-10-25T13:20:26.680000000</dc:date>
    <meta:editing-duration>PT4H24M32S</meta:editing-duration>
    <meta:editing-cycles>15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0" meta:word-count="28" meta:character-count="488" meta:non-whitespace-character-count="467"/>
  </office:meta>
</office:document-meta>
</file>